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48e2"/>
    </style:style>
    <style:style style:name="P2" style:family="paragraph" style:parent-style-name="Text_20_body">
      <style:text-properties officeooo:rsid="00201068" officeooo:paragraph-rsid="00201068"/>
    </style:style>
    <style:style style:name="T1" style:family="text">
      <style:text-properties officeooo:rsid="001c48e2"/>
    </style:style>
    <style:style style:name="T2" style:family="text">
      <style:text-properties officeooo:rsid="001d1312"/>
    </style:style>
    <style:style style:name="T3" style:family="text">
      <style:text-properties officeooo:rsid="0021b1af"/>
    </style:style>
    <style:style style:name="T4" style:family="text">
      <style:text-properties officeooo:rsid="0024f5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hinzufügen</text:p>
      <text:p text:style-name="P1"><text:span text:style-name="T1">Es werden zufällige </text:span><text:span text:style-name="T2">Zahlen des Datentyp Float</text:span><text:span text:style-name="T1"> angehängt. </text:span><text:span text:style-name="T3">Die Zahlen werden mithilfe von random.random() generiert und in einer Variable gespeichert. Daraufhin wird die Variable </text:span><text:span text:style-name="T4">den Datenstrukturen hinzugefügt.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1-29T16:27:26.009000000</dc:date>
    <meta:editing-duration>PT10M24S</meta:editing-duration>
    <meta:editing-cycles>6</meta:editing-cycles>
    <meta:document-statistic meta:table-count="0" meta:image-count="0" meta:object-count="0" meta:page-count="1" meta:paragraph-count="2" meta:word-count="29" meta:character-count="228" meta:non-whitespace-character-count="201"/>
  </office:meta>
</office:document-meta>
</file>